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1" style:family="table">
      <style:table-properties style:width="14.76cm" table:align="center" style:writing-mode="lr-tb"/>
    </style:style>
    <style:style style:name="Table11.A" style:family="table-column">
      <style:table-column-properties style:column-width="8.722cm"/>
    </style:style>
    <style:style style:name="Table11.B" style:family="table-column">
      <style:table-column-properties style:column-width="6.038cm"/>
    </style:style>
    <style:style style:name="Table11.1" style:family="table-row">
      <style:table-row-properties style:min-row-height="0.714cm"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fo:keep-together="auto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a129" style:family="table">
      <style:table-properties style:width="14.76cm" table:align="center" style:writing-mode="lr-tb"/>
    </style:style>
    <style:style style:name="Tabla129.A" style:family="table-column">
      <style:table-column-properties style:column-width="6.376cm"/>
    </style:style>
    <style:style style:name="Tabla129.B" style:family="table-column">
      <style:table-column-properties style:column-width="8.384cm"/>
    </style:style>
    <style:style style:name="Tabla129.1" style:family="table-row">
      <style:table-row-properties style:min-row-height="0.591cm" fo:keep-together="auto"/>
    </style:style>
    <style:style style:name="Tabla1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9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9.3" style:family="table-row">
      <style:table-row-properties fo:keep-together="auto"/>
    </style:style>
    <style:style style:name="Tabla129.4" style:family="table-row">
      <style:table-row-properties fo:keep-together="auto"/>
    </style:style>
    <style:style style:name="Tabla129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29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29.5" style:family="table-row">
      <style:table-row-properties fo:keep-together="auto"/>
    </style:style>
    <style:style style:name="Tabla129.6" style:family="table-row">
      <style:table-row-properties fo:keep-together="auto"/>
    </style:style>
    <style:style style:name="Tabla129.7" style:family="table-row">
      <style:table-row-properties fo:keep-together="auto"/>
    </style:style>
    <style:style style:name="Tabla129.8" style:family="table-row">
      <style:table-row-properties fo:keep-together="auto"/>
    </style:style>
    <style:style style:name="Tabla129.9" style:family="table-row">
      <style:table-row-properties fo:keep-together="auto"/>
    </style:style>
    <style:style style:name="Tabla129.10" style:family="table-row">
      <style:table-row-properties fo:keep-together="auto"/>
    </style:style>
    <style:style style:name="Tabla129.11" style:family="table-row">
      <style:table-row-properties fo:keep-together="auto"/>
    </style:style>
    <style:style style:name="Tabla129.12" style:family="table-row">
      <style:table-row-properties fo:keep-together="auto"/>
    </style:style>
    <style:style style:name="Tabla130" style:family="table">
      <style:table-properties style:width="14.76cm" table:align="center" style:writing-mode="lr-tb"/>
    </style:style>
    <style:style style:name="Tabla130.A" style:family="table-column">
      <style:table-column-properties style:column-width="14.76cm"/>
    </style:style>
    <style:style style:name="Tabla130.1" style:family="table-row">
      <style:table-row-properties fo:keep-together="auto"/>
    </style:style>
    <style:style style:name="Tabla1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1" style:family="table">
      <style:table-properties style:width="14.76cm" table:align="center" style:writing-mode="lr-tb"/>
    </style:style>
    <style:style style:name="Tabla131.A" style:family="table-column">
      <style:table-column-properties style:column-width="14.76cm"/>
    </style:style>
    <style:style style:name="Tabla131.1" style:family="table-row">
      <style:table-row-properties fo:keep-together="auto"/>
    </style:style>
    <style:style style:name="Tabla1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2" style:family="table">
      <style:table-properties style:width="14.76cm" table:align="center" style:writing-mode="lr-tb"/>
    </style:style>
    <style:style style:name="Tabla132.A" style:family="table-column">
      <style:table-column-properties style:column-width="14.76cm"/>
    </style:style>
    <style:style style:name="Tabla132.1" style:family="table-row">
      <style:table-row-properties fo:keep-together="auto"/>
    </style:style>
    <style:style style:name="Tabla13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2.2" style:family="table-row">
      <style:table-row-properties style:min-row-height="0.288cm" fo:keep-together="auto"/>
    </style:style>
    <style:style style:name="Tabla132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background-color="#ffff00" style:font-size-asian="12pt" style:font-size-complex="12pt"/>
    </style:style>
    <style:style style:name="P9" style:family="paragraph" style:parent-style-name="Standard">
      <style:paragraph-properties fo:text-align="justify" style:justify-single-word="false" fo:hyphenation-ladder-count="no-limit"/>
      <style:text-properties style:font-name="Arial" fo:font-size="12pt" fo:font-weight="bold" style:font-weight-asian="bold" fo:hyphenate="true" fo:hyphenation-remain-char-count="2" fo:hyphenation-push-char-count="2"/>
    </style:style>
    <style:style style:name="P10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1" style:family="paragraph" style:parent-style-name="Standard">
      <style:paragraph-properties fo:margin-top="0cm" fo:margin-bottom="0cm" fo:background-color="transparent">
        <style:tab-stops/>
        <style:background-image/>
      </style:paragraph-properties>
      <style:text-properties style:font-name="Arial" fo:font-size="12pt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3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4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5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.3cm" fo:background-color="transparent">
        <style:tab-stops/>
        <style:background-image/>
      </style:paragraph-properties>
    </style:style>
    <style:style style:name="P17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normal"/>
    </style:style>
    <style:style style:name="T6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s" fo:country="ES" fo:font-weight="bold" style:font-name-asian="Times New Roman" style:font-weight-asian="bold" style:font-name-complex="Times New Roman" style:language-complex="ar" style:country-complex="SA" style:font-weight-complex="bold"/>
    </style:style>
    <style:style style:name="T12" style:family="text">
      <style:text-properties fo:background-color="transparent"/>
    </style:style>
    <style:style style:name="T13" style:family="text">
      <style:text-properties style:font-name="arial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UC_5f_NormalAzul_20_Car"><text:span text:style-name="T4"><text:s/>Modificar Relacion de Item</text:span>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Nombre del Caso de Uso:<text:span text:style-name="T7"> Modificar Relación de Ítems.</text:span></text:p>
          </table:table-cell>
          <table:table-cell table:style-name="Table11.B1" office:value-type="string">
            <text:p text:style-name="P3"><text:span text:style-name="T9">Nro. de Caso de Uso:</text:span> <text:span text:style-name="T8">CU 88</text:span></text:p>
          </table:table-cell>
        </table:table-row>
        <table:table-row table:style-name="Table11.2">
          <table:table-cell table:style-name="Table11.B1" table:number-columns-spanned="2" office:value-type="string">
            <text:p text:style-name="P3"><text:span text:style-name="T9">Actor Principal:</text:span> Miembro de Proyecto.</text:p>
          </table:table-cell>
          <table:covered-table-cell/>
        </table:table-row>
        <table:table-row table:style-name="Table11.3">
          <table:table-cell table:style-name="Table11.B1" table:number-columns-spanned="2" office:value-type="string">
            <text:p text:style-name="P3"><text:span text:style-name="T9">Objetivo:</text:span> Modificar <text:s/>una relación de un ítems.</text:p>
          </table:table-cell>
          <table:covered-table-cell/>
        </table:table-row>
        <table:table-row table:style-name="Table11.4">
          <table:table-cell table:style-name="Table11.B1" table:number-columns-spanned="2" office:value-type="string">
            <text:p text:style-name="P6">Pre-Condiciones:</text:p>
            <text:p text:style-name="P7">1 – El Miembro de Proyecto debe estar registrado en el sistema.</text:p>
            <text:p text:style-name="P7">2 – El Miembro de Proyecto debe haber iniciado sesión en el sistema.</text:p>
            <text:p text:style-name="P7">3 – El Miembro de Proyecto tiene permiso de acceso al proyecto.</text:p>
            <text:p text:style-name="P7">4 – El Miembro de Proyecto posee el rol correspondiente en el proyecto.</text:p>
            <text:p text:style-name="P7">5 – El ítem debe existir.</text:p>
            <text:p text:style-name="P7">6 – El proyecto debe haber iniciado.</text:p>
          </table:table-cell>
          <table:covered-table-cell/>
        </table:table-row>
        <table:table-row table:style-name="Table11.5">
          <table:table-cell table:style-name="Table11.B1" table:number-columns-spanned="2" office:value-type="string">
            <text:p text:style-name="P6">Post-Condiciones:</text:p>
            <text:p text:style-name="P3"><text:span text:style-name="T8">1 – </text:span>Se modifica una relación de un ítem.</text:p>
          </table:table-cell>
          <table:covered-table-cell/>
        </table:table-row>
      </table:table>
      <text:p text:style-name="P5"/>
      <text:p text:style-name="P9"><text:span text:style-name="UC_5f_NormalAzul_20_Car"><text:span text:style-name="T5">Diagramas de casos de uso relacionados: </text:span></text:span><text:span text:style-name="UC_5f_NormalAzul_20_Car"><text:span text:style-name="T6">Diagrama de Caso de Uso del Módulo de Gestión de Cambios.</text:span></text:span></text:p>
      <text:p text:style-name="P5"/>
      <table:table table:name="Tabla129" table:style-name="Tabla129">
        <table:table-column table:style-name="Tabla129.A"/>
        <table:table-column table:style-name="Tabla129.B"/>
        <table:table-row table:style-name="Tabla129.1">
          <table:table-cell table:style-name="Tabla129.A1" table:number-columns-spanned="2" office:value-type="string">
            <text:p text:style-name="P13">CURSO NORMAL (Camino Exitoso)</text:p>
            <text:p text:style-name="P13"/>
          </table:table-cell>
          <table:covered-table-cell/>
        </table:table-row>
        <table:table-row table:style-name="Tabla129.1">
          <table:table-cell table:style-name="Tabla129.A2" office:value-type="string">
            <text:p text:style-name="P6">Usuario</text:p>
          </table:table-cell>
          <table:table-cell table:style-name="Tabla129.A1" office:value-type="string">
            <text:p text:style-name="P6">Sistema</text:p>
          </table:table-cell>
        </table:table-row>
        <table:table-row table:style-name="Tabla129.3">
          <table:table-cell table:style-name="Tabla129.A2" office:value-type="string">
            <text:p text:style-name="P3">1<text:span text:style-name="T8"> – </text:span>Selecciona el menú <text:span text:style-name="T8">“</text:span><text:span text:style-name="T2">Administración de ítem”.</text:span></text:p>
          </table:table-cell>
          <table:table-cell table:style-name="Tabla129.A1" office:value-type="string">
            <text:p text:style-name="P12">2<text:span text:style-name="T8"> – </text:span>Despliega el menú correspondiente a opciones sobre ítems.</text:p>
          </table:table-cell>
        </table:table-row>
        <table:table-row table:style-name="Tabla129.4">
          <table:table-cell table:style-name="Tabla129.A4" office:value-type="string">
            <text:p text:style-name="P3">3<text:span text:style-name="T8"> – </text:span>Selecciona <text:span text:style-name="T8">“Modificar relación”.</text:span></text:p>
          </table:table-cell>
          <table:table-cell table:style-name="Tabla129.B4" office:value-type="string">
            <text:p text:style-name="P12">4<text:span text:style-name="T8"> – </text:span>Verifica si la fase está en estado activo.</text:p>
          </table:table-cell>
        </table:table-row>
        <table:table-row table:style-name="Tabla129.5">
          <table:table-cell table:style-name="Tabla129.A4" office:value-type="string">
            <text:p text:style-name="P8"/>
          </table:table-cell>
          <table:table-cell table:style-name="Tabla129.B4" office:value-type="string">
            <text:p text:style-name="P12">5<text:span text:style-name="T8"> – </text:span>Despliega todas las relaciones de ítems.</text:p>
          </table:table-cell>
        </table:table-row>
        <table:table-row table:style-name="Tabla129.6">
          <table:table-cell table:style-name="Tabla129.A4" office:value-type="string">
            <text:p text:style-name="P3">6<text:span text:style-name="T8"> – </text:span>Elige una relación.</text:p>
          </table:table-cell>
          <table:table-cell table:style-name="Tabla129.B4" office:value-type="string">
            <text:p text:style-name="P12">7<text:span text:style-name="T8"> – </text:span>Muestra y habilita los campos <text:s/>de relación del ítem seleccionado.</text:p>
          </table:table-cell>
        </table:table-row>
        <table:table-row table:style-name="Tabla129.7">
          <table:table-cell table:style-name="Tabla129.A4" office:value-type="string">
            <text:p text:style-name="P3">7<text:span text:style-name="T8"> – </text:span>Modifica la relación del ítem.</text:p>
          </table:table-cell>
          <table:table-cell table:style-name="Tabla129.B4" office:value-type="string">
            <text:p text:style-name="P12"/>
          </table:table-cell>
        </table:table-row>
        <table:table-row table:style-name="Tabla129.8">
          <table:table-cell table:style-name="Tabla129.A4" office:value-type="string">
            <text:p text:style-name="P3">8<text:span text:style-name="T8"> – </text:span>Selecciona “<text:span text:style-name="T8">Guardar”</text:span>.</text:p>
          </table:table-cell>
          <table:table-cell table:style-name="Tabla129.B4" office:value-type="string">
            <text:p text:style-name="P12">9<text:span text:style-name="T8"> – </text:span>El sistema verifica que los datos ingresados sean correctos.</text:p>
          </table:table-cell>
        </table:table-row>
        <table:table-row table:style-name="Tabla129.9">
          <table:table-cell table:style-name="Tabla129.A4" office:value-type="string">
            <text:p text:style-name="P3"/>
          </table:table-cell>
          <table:table-cell table:style-name="Tabla129.B4" office:value-type="string">
            <text:p text:style-name="P12">10<text:span text:style-name="T8"> – </text:span>El sistema verifica si la relación <text:s/>no genera un ciclo.</text:p>
          </table:table-cell>
        </table:table-row>
        <table:table-row table:style-name="Tabla129.10">
          <table:table-cell table:style-name="Tabla129.A4" office:value-type="string">
            <text:p text:style-name="P3"/>
          </table:table-cell>
          <table:table-cell table:style-name="Tabla129.B4" office:value-type="string">
            <text:p text:style-name="P12">11<text:span text:style-name="T8"> – </text:span>Asigna una versión al ítem.</text:p>
          </table:table-cell>
        </table:table-row>
        <table:table-row table:style-name="Tabla129.11">
          <table:table-cell table:style-name="Tabla129.A4" office:value-type="string">
            <text:p text:style-name="P3"/>
          </table:table-cell>
          <table:table-cell table:style-name="Tabla129.B4" office:value-type="string">
            <text:p text:style-name="P12">12<text:span text:style-name="T8"> – Guarda la fecha de modificación.</text:span>.</text:p>
          </table:table-cell>
        </table:table-row>
        <table:table-row table:style-name="Tabla129.12">
          <table:table-cell table:style-name="Tabla129.A4" office:value-type="string">
            <text:p text:style-name="P3"/>
          </table:table-cell>
          <table:table-cell table:style-name="Tabla129.B4" office:value-type="string">
            <text:p text:style-name="P12">13<text:span text:style-name="T8"> – Guarda el registro del ítem. Emite mensaje de Exito</text:span></text:p>
          </table:table-cell>
        </table:table-row>
      </table:table>
      <text:p text:style-name="P4"/>
      <table:table table:name="Tabla130" table:style-name="Tabla130">
        <table:table-column table:style-name="Tabla130.A"/>
        <table:table-row table:style-name="Tabla130.1">
          <table:table-cell table:style-name="Tabla130.A1" office:value-type="string">
            <text:p text:style-name="P6">ALTERNATIVAS (Camino exitoso)</text:p>
          </table:table-cell>
        </table:table-row>
        <table:table-row table:style-name="Tabla130.1">
          <table:table-cell table:style-name="Tabla130.A1" office:value-type="string">
            <text:list xml:id="list10132489371" text:style-name="WW8Num8">
              <text:list-header>
                <text:p text:style-name="P17"/>
                <text:p text:style-name="P17">A1. Cancelar.</text:p>
                <text:p text:style-name="P14">Del paso 6 y al <text:s/>8 el usuario podrá cancelar el proceso de modificación de una relación.</text:p>
                <text:p text:style-name="P14"/>
              </text:list-header>
            </text:list>
          </table:table-cell>
        </table:table-row>
      </table:table>
      <text:p text:style-name="P2"/>
      <table:table table:name="Tabla131" table:style-name="Tabla131">
        <table:table-column table:style-name="Tabla131.A"/>
        <table:table-row table:style-name="Tabla131.1">
          <table:table-cell table:style-name="Tabla131.A1" office:value-type="string">
            <text:p text:style-name="P6">EXCEPCIONES</text:p>
          </table:table-cell>
        </table:table-row>
        <text:soft-page-break/>
        <table:table-row table:style-name="Tabla131.1">
          <table:table-cell table:style-name="Tabla131.A1" office:value-type="string">
            <text:list xml:id="list998857253" text:continue-numbering="true" text:style-name="WW8Num8">
              <text:list-header>
                <text:p text:style-name="P17"/>
                <text:p text:style-name="P17">E1. Campos no válidos.</text:p>
                <text:p text:style-name="P14"><text:span text:style-name="T11">E1.1 </text:span>El sistema detecta la generación de ciclos en las relaciones.</text:p>
                <text:p text:style-name="P14"><text:span text:style-name="T11">E1.2 </text:span>El sistema detectara si los datos ingresados son incorrectos.</text:p>
                <text:p text:style-name="P14"/>
                <text:p text:style-name="P17">E1. Servidor Web no disponible.</text:p>
                <text:p text:style-name="P15"><text:span text:style-name="T10">E1.1</text:span> Falla de comunicación con el servidor Web o la base de datos.</text:p>
                <text:p text:style-name="P15"/>
              </text:list-header>
            </text:list>
          </table:table-cell>
        </table:table-row>
      </table:table>
      <text:p text:style-name="P2"/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3"><text:span text:style-name="T13">Asociaciones de Extensión:</text:span><text:span text:style-name="UC_5f_NormalAzul_20_Car"><text:span text:style-name="T6">Administrar Relación de Item</text:span></text:span></text:p>
          </table:table-cell>
        </table:table-row>
        <table:table-row table:style-name="Tabla132.2">
          <table:table-cell table:style-name="Tabla132.A1" office:value-type="string">
            <text:p text:style-name="P3">Asociaciones de Inclusión: </text:p>
          </table:table-cell>
        </table:table-row>
        <table:table-row table:style-name="Tabla132.1">
          <table:table-cell table:style-name="Tabla132.A1" office:value-type="string">
            <text:p text:style-name="P3">Casos de Uso donde se incluye: </text:p>
          </table:table-cell>
        </table:table-row>
        <table:table-row table:style-name="Tabla132.1">
          <table:table-cell table:style-name="Tabla132.A1" office:value-type="string">
            <text:p text:style-name="P3"><text:span text:style-name="T13">Casos de Uso al que extiende:</text:span><text:span text:style-name="UC_5f_NormalAzul_20_Car"><text:span text:style-name="T6">Administrar Relación de Item, Consultar Relaciones.</text:span></text:span></text:p>
          </table:table-cell>
        </table:table-row>
        <table:table-row table:style-name="Tabla132.1">
          <table:table-cell table:style-name="Tabla132.A1" office:value-type="string">
            <text:p text:style-name="P3">Caso de Uso de Generalización: </text:p>
          </table:table-cell>
        </table:table-row>
        <table:table-row table:style-name="Tabla132.1">
          <table:table-cell table:style-name="Tabla132.A6" office:value-type="string">
            <text:p text:style-name="P3">Requerimientos Funcionales Asociados:<text:span text:style-name="T12"> RF384 al RF385.</text:span></text:p>
          </table:table-cell>
        </table:table-row>
      </table:table>
      <text:p text:style-name="P11"><text:span text:style-name="UC_5f_NormalAzul_20_Car"><text:span text:style-name="T4"/></text:span></text:p>
      <text:list xml:id="list1013249037" text:style-name="L1">
        <text:list-item>
          <text:list>
            <text:list-item>
              <text:list>
                <text:list-item>
                  <text:list>
                    <text:list-header>
                      <text:p text:style-name="P16"><text:span text:style-name="UC_5f_NormalAzul_20_Car"><text:span text:style-name="T4"/></text:span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3:17:33</meta:creation-date>
    <dc:date>2013-03-23T00:02:35</dc:date>
    <meta:editing-duration>PT1M57S</meta:editing-duration>
    <meta:editing-cycles>10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48" meta:word-count="359" meta:character-count="2116" meta:non-whitespace-character-count="1796"/>
  </office:meta>
</office:document-meta>
</file>